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37.96pt"/>
    </style:style>
    <style:style style:name="co3" style:family="table-column">
      <style:table-column-properties fo:break-before="auto" style:column-width="373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row table:style-name="ro1">
          <table:table-cell table:style-name="ce1" office:value-type="string" calcext:value-type="string">
            <text:p>GRM21BR60J107ME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rs-online.com/web/p/keramiske-flerlags-kondensatorer/9039628/" xlink:type="simple">http://dk.rs-online.com/web/p/keramiske-flerlags-kondensatorer/9039628/</text:a> </text:p>
          </table:table-cell>
        </table:table-row>
        <table:table-row table:style-name="ro1">
          <table:table-cell table:style-name="ce2" office:value-type="string" calcext:value-type="string">
            <text:p>B82462G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rs-online.com/web/p/tradviklede-spoler-til-overflademontering/4958149/" xlink:type="simple">http://dk.rs-online.com/web/p/tradviklede-spoler-til-overflademontering/4958149/</text:a></text:p>
          </table:table-cell>
        </table:table-row>
        <table:table-row table:style-name="ro1">
          <table:table-cell office:value-type="string" calcext:value-type="string">
            <text:p>TPS62220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a xlink:href="http://dk.rs-online.com/web/p/buck-convertere/0147253/" xlink:type="simple">http://dk.rs-online.com/web/p/buck-convertere/0147253/</text:a> </text:p>
          </table:table-cell>
        </table:table-row>
        <table:table-row table:style-name="ro1">
          <table:table-cell office:value-type="string" calcext:value-type="string">
            <text:p>SP6641BEK-L-5-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rs-online.com/web/p/boost-convertere/7695400/" xlink:type="simple">http://dk.rs-online.com/web/p/boost-convertere/7695400/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3:33:15.603750374</meta:creation-date>
    <dc:date>2017-11-21T13:39:43.045371889</dc:date>
    <meta:editing-duration>PT2M25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